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o determine the minimum potential energy as a function of N, we fit the data for known values of N and potential energy (obtained from Wikipedia, but partially verified by simulation approaching the stated minima) to a quadratic curve, which had a correlation coefficient differing from unity by less than one part in ten billion for the available N, ranging from 2 to 470.</text:p>
      <text:p text:style-name="Standard"><text:tab/>This curve was of the form 6.3594969640041382E-02 * sqrt(N) – 5.5213813866389005E-01 * N^1.5 + 4.9998893897252450E-01 * N^2, with potential energy being calculated as <text:span text:style-name="T1">Σ</text:span><text:span text:style-name="T2">1/|r| for all unique pairs of nodes. <text:s/>From this, the tolerance could be calculated dynamically with N, and defined as some constant proportion above the minimum, rather than a constant amount.</text:span></text:p>
      <text:p text:style-name="P1"><text:tab/>For the N-sphere, the random location was determined by selecting each Cartesian component of position from the distribution N(0, 1), then normalizing the actual length according to the radius of the N-sp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1:29</meta:creation-date>
    <dc:date>2013-06-18T13:55:21</dc:date>
    <meta:editing-duration>PT3M41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3" meta:word-count="150" meta:character-count="946" meta:non-whitespace-character-count="795"/>
  </office:meta>
</office:document-meta>
</file>